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a89" officeooo:paragraph-rsid="00120a89"/>
    </style:style>
    <style:style style:name="P2" style:family="paragraph" style:parent-style-name="Standard" style:list-style-name="L1">
      <style:text-properties officeooo:rsid="00120a89" officeooo:paragraph-rsid="00120a89"/>
    </style:style>
    <style:style style:name="P3" style:family="paragraph" style:parent-style-name="Standard" style:list-style-name="L1">
      <style:text-properties officeooo:rsid="0012350b" officeooo:paragraph-rsid="001235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S 101:</text:p>
      <text:list xml:id="list3723680545" text:style-name="L1">
        <text:list-item>
          <text:p text:style-name="P2">Route53 comes from the DNS port: 53</text:p>
        </text:list-item>
        <text:list-item>
          <text:p text:style-name="P3">SOA (Start of Authority Record)</text:p>
          <text:list>
            <text:list-item>
              <text:p text:style-name="P3">Name of server</text:p>
            </text:list-item>
            <text:list-item>
              <text:p text:style-name="P3">Admin of server</text:p>
            </text:list-item>
            <text:list-item>
              <text:p text:style-name="P3">Current version of data file</text:p>
            </text:list-item>
            <text:list-item>
              <text:p text:style-name="P3">Default TTL file</text:p>
            </text:list-item>
            <text:list-item>
              <text:p text:style-name="P3">All DNS records</text:p>
            </text:list-item>
          </text:list>
        </text:list-item>
        <text:list-item>
          <text:p text:style-name="P3">NS (Name Server Records)</text:p>
          <text:list>
            <text:list-item>
              <text:p text:style-name="P3">Direct traffic to content DNS server which has DNS records</text:p>
            </text:list-item>
          </text:list>
        </text:list-item>
        <text:list-item>
          <text:p text:style-name="P3">A Record</text:p>
          <text:list>
            <text:list-item>
              <text:p text:style-name="P3">Address Record</text:p>
            </text:list-item>
            <text:list-item>
              <text:p text:style-name="P3">Translates name to IP (think phone book)</text:p>
            </text:list-item>
            <text:list-item>
              <text:p text:style-name="P3">Reverse is called PTR Record</text:p>
            </text:list-item>
          </text:list>
        </text:list-item>
        <text:list-item>
          <text:p text:style-name="P3">TTL</text:p>
          <text:list>
            <text:list-item>
              <text:p text:style-name="P3">Length that DNS record is cached on server or local PC</text:p>
            </text:list-item>
            <text:list-item>
              <text:p text:style-name="P3">Default TTL is 48 hours</text:p>
            </text:list-item>
            <text:list-item>
              <text:p text:style-name="P3">Changes to DNS can take length of TTL to propagate</text:p>
            </text:list-item>
          </text:list>
        </text:list-item>
        <text:list-item>
          <text:p text:style-name="P3">CName</text:p>
          <text:list>
            <text:list-item>
              <text:p text:style-name="P3">Canonical Name</text:p>
            </text:list-item>
            <text:list-item>
              <text:p text:style-name="P3">Resolve one domain name to another</text:p>
            </text:list-item>
            <text:list-item>
              <text:p text:style-name="P3">eg. mobile.acloud.guru is where mobile requests to acloud.guru are mapped</text:p>
            </text:list-item>
            <text:list-item>
              <text:p text:style-name="P3">Can’t map to naked domain name</text:p>
            </text:list-item>
          </text:list>
        </text:list-item>
        <text:list-item>
          <text:p text:style-name="P3">Alias Records</text:p>
          <text:list>
            <text:list-item>
              <text:p text:style-name="P3">Like a Cname, map DNS to target name</text:p>
            </text:list-item>
            <text:list-item>
              <text:p text:style-name="P3">Map one domain name to another</text:p>
            </text:list-item>
            <text:list-item>
              <text:p text:style-name="P3">Can map Cnames to alias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21:30:59.913304170</meta:creation-date>
    <meta:generator>LibreOffice/6.0.7.3$Linux_X86_64 LibreOffice_project/00m0$Build-3</meta:generator>
    <dc:date>2020-04-18T01:55:50.659290241</dc:date>
    <meta:editing-duration>P2DT4H57M5S</meta:editing-duration>
    <meta:editing-cycles>1</meta:editing-cycles>
    <meta:document-statistic meta:table-count="0" meta:image-count="0" meta:object-count="0" meta:page-count="1" meta:paragraph-count="27" meta:word-count="160" meta:character-count="750" meta:non-whitespace-character-count="643"/>
  </office:meta>
</office:document-meta>
</file>